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1"/>
        <table:table-column table:style-name="co2" table:number-columns-repeated="6" table:default-cell-style-name="ce1"/>
        <table:table-column table:style-name="co1" table:number-columns-repeated="1014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Weighted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2^n</text:p>
          </table:table-cell>
          <table:table-cell office:value-type="string" calcext:value-type="string">
            <text:p>Modifie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Median</text:p>
          </table:table-cell>
          <table:table-cell table:style-name="ce1" table:number-columns-repeated="1014"/>
        </table:table-row>
        <table:table-row table:style-name="ro1">
          <table:table-cell table:formula="of:=(RAND()+RAND())*50" office:value-type="float" office:value="41.7922703315987" calcext:value-type="float">
            <text:p>41.7922703315987</text:p>
          </table:table-cell>
          <table:table-cell table:formula="of:=RANK([.A2];[.A$2:.A$22];1)-1+COUNTIF([.$A$2:.A2];[.A2])-1" office:value-type="float" office:value="5" calcext:value-type="float">
            <text:p>5</text:p>
          </table:table-cell>
          <table:table-cell table:formula="of:=COMBIN([.$F$2];[.B2])/[.$G$2]" office:value-type="float" office:value="0.0147857666015625" calcext:value-type="float">
            <text:p>0.014785766601563</text:p>
          </table:table-cell>
          <table:table-cell table:formula="of:=[.C2]*[.A2]" office:value-type="float" office:value="0.617930754872424" calcext:value-type="float">
            <text:p>0.617930754872424</text:p>
          </table:table-cell>
          <table:table-cell/>
          <table:table-cell table:formula="of:=COUNT([.$A$2:.$A$22])-1" office:value-type="float" office:value="20" calcext:value-type="float">
            <text:p>20</text:p>
          </table:table-cell>
          <table:table-cell table:formula="of:=2^[.$F$2]" office:value-type="float" office:value="1048576" calcext:value-type="float">
            <text:p>1048576</text:p>
          </table:table-cell>
          <table:table-cell table:formula="of:=SUM([.D$2:.D$22])" office:value-type="float" office:value="47.7220946968696" calcext:value-type="float">
            <text:p>47.7220946968696</text:p>
          </table:table-cell>
          <table:table-cell table:style-name="ce2" table:formula="of:=AVERAGE([.A$2:.A$22])" office:value-type="float" office:value="48.5978299329871" calcext:value-type="float">
            <text:p>48.60</text:p>
          </table:table-cell>
          <table:table-cell table:style-name="ce2" table:formula="of:=MEDIAN([.A$2:.A$22])" office:value-type="float" office:value="47.2458942215629" calcext:value-type="float">
            <text:p>47.25</text:p>
          </table:table-cell>
          <table:table-cell table:number-columns-repeated="1014"/>
        </table:table-row>
        <table:table-row table:style-name="ro1">
          <table:table-cell table:formula="of:=(RAND()+RAND())*50" office:value-type="float" office:value="35.0124767002504" calcext:value-type="float">
            <text:p>35.0124767002504</text:p>
          </table:table-cell>
          <table:table-cell table:formula="of:=RANK([.A3];[.A$2:.A$22];1)-1+COUNTIF([.$A$2:.A3];[.A3])-1" office:value-type="float" office:value="3" calcext:value-type="float">
            <text:p>3</text:p>
          </table:table-cell>
          <table:table-cell table:formula="of:=COMBIN([.$F$2];[.B3])/[.$G$2]" office:value-type="float" office:value="0.00108718872070313" calcext:value-type="float">
            <text:p>0.001087188720703</text:p>
          </table:table-cell>
          <table:table-cell table:formula="of:=[.C3]*[.A3]" office:value-type="float" office:value="0.0380651697523932" calcext:value-type="float">
            <text:p>0.038065169752393</text:p>
          </table:table-cell>
          <table:table-cell table:number-columns-repeated="1020"/>
        </table:table-row>
        <table:table-row table:style-name="ro1">
          <table:table-cell table:formula="of:=(RAND()+RAND())*50" office:value-type="float" office:value="42.5400054521099" calcext:value-type="float">
            <text:p>42.5400054521099</text:p>
          </table:table-cell>
          <table:table-cell table:formula="of:=RANK([.A4];[.A$2:.A$22];1)-1+COUNTIF([.$A$2:.A4];[.A4])-1" office:value-type="float" office:value="6" calcext:value-type="float">
            <text:p>6</text:p>
          </table:table-cell>
          <table:table-cell table:formula="of:=COMBIN([.$F$2];[.B4])/[.$G$2]" office:value-type="float" office:value="0.0369644165039062" calcext:value-type="float">
            <text:p>0.036964416503906</text:p>
          </table:table-cell>
          <table:table-cell table:formula="of:=[.C4]*[.A4]" office:value-type="float" office:value="1.57246647961023" calcext:value-type="float">
            <text:p>1.57246647961023</text:p>
          </table:table-cell>
          <table:table-cell table:number-columns-repeated="1020"/>
        </table:table-row>
        <table:table-row table:style-name="ro1">
          <table:table-cell table:formula="of:=(RAND()+RAND())*50" office:value-type="float" office:value="44.427073583846" calcext:value-type="float">
            <text:p>44.427073583846</text:p>
          </table:table-cell>
          <table:table-cell table:formula="of:=RANK([.A5];[.A$2:.A$22];1)-1+COUNTIF([.$A$2:.A5];[.A5])-1" office:value-type="float" office:value="8" calcext:value-type="float">
            <text:p>8</text:p>
          </table:table-cell>
          <table:table-cell table:formula="of:=COMBIN([.$F$2];[.B5])/[.$G$2]" office:value-type="float" office:value="0.120134353637695" calcext:value-type="float">
            <text:p>0.120134353637695</text:p>
          </table:table-cell>
          <table:table-cell table:formula="of:=[.C5]*[.A5]" office:value-type="float" office:value="5.33721776900967" calcext:value-type="float">
            <text:p>5.33721776900967</text:p>
          </table:table-cell>
          <table:table-cell table:number-columns-repeated="1020"/>
        </table:table-row>
        <table:table-row table:style-name="ro1">
          <table:table-cell table:formula="of:=(RAND()+RAND())*50" office:value-type="float" office:value="36.773627436518" calcext:value-type="float">
            <text:p>36.773627436518</text:p>
          </table:table-cell>
          <table:table-cell table:formula="of:=RANK([.A6];[.A$2:.A$22];1)-1+COUNTIF([.$A$2:.A6];[.A6])-1" office:value-type="float" office:value="4" calcext:value-type="float">
            <text:p>4</text:p>
          </table:table-cell>
          <table:table-cell table:formula="of:=COMBIN([.$F$2];[.B6])/[.$G$2]" office:value-type="float" office:value="0.00462055206298828" calcext:value-type="float">
            <text:p>0.004620552062988</text:p>
          </table:table-cell>
          <table:table-cell table:formula="of:=[.C6]*[.A6]" office:value-type="float" office:value="0.169914460115366" calcext:value-type="float">
            <text:p>0.169914460115366</text:p>
          </table:table-cell>
          <table:table-cell table:number-columns-repeated="1020"/>
        </table:table-row>
        <table:table-row table:style-name="ro1">
          <table:table-cell table:formula="of:=(RAND()+RAND())*50" office:value-type="float" office:value="51.3365982288651" calcext:value-type="float">
            <text:p>51.3365982288651</text:p>
          </table:table-cell>
          <table:table-cell table:formula="of:=RANK([.A7];[.A$2:.A$22];1)-1+COUNTIF([.$A$2:.A7];[.A7])-1" office:value-type="float" office:value="12" calcext:value-type="float">
            <text:p>12</text:p>
          </table:table-cell>
          <table:table-cell table:formula="of:=COMBIN([.$F$2];[.B7])/[.$G$2]" office:value-type="float" office:value="0.120134353637695" calcext:value-type="float">
            <text:p>0.120134353637695</text:p>
          </table:table-cell>
          <table:table-cell table:formula="of:=[.C7]*[.A7]" office:value-type="float" office:value="6.16728904618276" calcext:value-type="float">
            <text:p>6.16728904618276</text:p>
          </table:table-cell>
          <table:table-cell table:number-columns-repeated="1020"/>
        </table:table-row>
        <table:table-row table:style-name="ro1">
          <table:table-cell table:formula="of:=(RAND()+RAND())*50" office:value-type="float" office:value="62.1972813191991" calcext:value-type="float">
            <text:p>62.1972813191991</text:p>
          </table:table-cell>
          <table:table-cell table:formula="of:=RANK([.A8];[.A$2:.A$22];1)-1+COUNTIF([.$A$2:.A8];[.A8])-1" office:value-type="float" office:value="16" calcext:value-type="float">
            <text:p>16</text:p>
          </table:table-cell>
          <table:table-cell table:formula="of:=COMBIN([.$F$2];[.B8])/[.$G$2]" office:value-type="float" office:value="0.00462055206298828" calcext:value-type="float">
            <text:p>0.004620552062988</text:p>
          </table:table-cell>
          <table:table-cell table:formula="of:=[.C8]*[.A8]" office:value-type="float" office:value="0.287385776511688" calcext:value-type="float">
            <text:p>0.287385776511688</text:p>
          </table:table-cell>
          <table:table-cell table:number-columns-repeated="1020"/>
        </table:table-row>
        <table:table-row table:style-name="ro1">
          <table:table-cell table:formula="of:=(RAND()+RAND())*50" office:value-type="float" office:value="15.1320999799119" calcext:value-type="float">
            <text:p>15.1320999799119</text:p>
          </table:table-cell>
          <table:table-cell table:formula="of:=RANK([.A9];[.A$2:.A$22];1)-1+COUNTIF([.$A$2:.A9];[.A9])-1" office:value-type="float" office:value="1" calcext:value-type="float">
            <text:p>1</text:p>
          </table:table-cell>
          <table:table-cell table:formula="of:=COMBIN([.$F$2];[.B9])/[.$G$2]" office:value-type="float" office:value="0.000019073486328125" calcext:value-type="float">
            <text:p>1.9073486328125E-05</text:p>
          </table:table-cell>
          <table:table-cell table:formula="of:=[.C9]*[.A9]" office:value-type="float" office:value="0.00028862190208267" calcext:value-type="float">
            <text:p>0.000288621902083</text:p>
          </table:table-cell>
          <table:table-cell table:number-columns-repeated="1020"/>
        </table:table-row>
        <table:table-row table:style-name="ro1">
          <table:table-cell table:formula="of:=(RAND()+RAND())*50" office:value-type="float" office:value="53.7287344536228" calcext:value-type="float">
            <text:p>53.7287344536228</text:p>
          </table:table-cell>
          <table:table-cell table:formula="of:=RANK([.A10];[.A$2:.A$22];1)-1+COUNTIF([.$A$2:.A10];[.A10])-1" office:value-type="float" office:value="14" calcext:value-type="float">
            <text:p>14</text:p>
          </table:table-cell>
          <table:table-cell table:formula="of:=COMBIN([.$F$2];[.B10])/[.$G$2]" office:value-type="float" office:value="0.0369644165039063" calcext:value-type="float">
            <text:p>0.036964416503906</text:p>
          </table:table-cell>
          <table:table-cell table:formula="of:=[.C10]*[.A10]" office:value-type="float" office:value="1.98605131857149" calcext:value-type="float">
            <text:p>1.98605131857149</text:p>
          </table:table-cell>
          <table:table-cell table:number-columns-repeated="1020"/>
        </table:table-row>
        <table:table-row table:style-name="ro1">
          <table:table-cell table:formula="of:=(RAND()+RAND())*50" office:value-type="float" office:value="85.0486454497883" calcext:value-type="float">
            <text:p>85.0486454497883</text:p>
          </table:table-cell>
          <table:table-cell table:formula="of:=RANK([.A11];[.A$2:.A$22];1)-1+COUNTIF([.$A$2:.A11];[.A11])-1" office:value-type="float" office:value="20" calcext:value-type="float">
            <text:p>20</text:p>
          </table:table-cell>
          <table:table-cell table:formula="of:=COMBIN([.$F$2];[.B11])/[.$G$2]" office:value-type="float" office:value="0.00000095367431640625" calcext:value-type="float">
            <text:p>9.5367431640625E-07</text:p>
          </table:table-cell>
          <table:table-cell table:formula="of:=[.C11]*[.A11]" office:value-type="float" office:value="0.0000811087088106043" calcext:value-type="float">
            <text:p>8.11087088106043E-05</text:p>
          </table:table-cell>
          <table:table-cell table:number-columns-repeated="1020"/>
        </table:table-row>
        <table:table-row table:style-name="ro1">
          <table:table-cell table:formula="of:=(RAND()+RAND())*50" office:value-type="float" office:value="43.390819013256" calcext:value-type="float">
            <text:p>43.390819013256</text:p>
          </table:table-cell>
          <table:table-cell table:formula="of:=RANK([.A12];[.A$2:.A$22];1)-1+COUNTIF([.$A$2:.A12];[.A12])-1" office:value-type="float" office:value="7" calcext:value-type="float">
            <text:p>7</text:p>
          </table:table-cell>
          <table:table-cell table:formula="of:=COMBIN([.$F$2];[.B12])/[.$G$2]" office:value-type="float" office:value="0.0739288330078125" calcext:value-type="float">
            <text:p>0.073928833007813</text:p>
          </table:table-cell>
          <table:table-cell table:formula="of:=[.C12]*[.A12]" office:value-type="float" office:value="3.20783261290322" calcext:value-type="float">
            <text:p>3.20783261290322</text:p>
          </table:table-cell>
          <table:table-cell table:number-columns-repeated="1020"/>
        </table:table-row>
        <table:table-row table:style-name="ro1">
          <table:table-cell table:formula="of:=(RAND()+RAND())*50" office:value-type="float" office:value="47.7656035210847" calcext:value-type="float">
            <text:p>47.7656035210847</text:p>
          </table:table-cell>
          <table:table-cell table:formula="of:=RANK([.A13];[.A$2:.A$22];1)-1+COUNTIF([.$A$2:.A13];[.A13])-1" office:value-type="float" office:value="11" calcext:value-type="float">
            <text:p>11</text:p>
          </table:table-cell>
          <table:table-cell table:formula="of:=COMBIN([.$F$2];[.B13])/[.$G$2]" office:value-type="float" office:value="0.160179138183594" calcext:value-type="float">
            <text:p>0.160179138183594</text:p>
          </table:table-cell>
          <table:table-cell table:formula="of:=[.C13]*[.A13]" office:value-type="float" office:value="7.65105320682658" calcext:value-type="float">
            <text:p>7.65105320682658</text:p>
          </table:table-cell>
          <table:table-cell table:number-columns-repeated="1020"/>
        </table:table-row>
        <table:table-row table:style-name="ro1">
          <table:table-cell table:formula="of:=(RAND()+RAND())*50" office:value-type="float" office:value="75.7648722583859" calcext:value-type="float">
            <text:p>75.7648722583859</text:p>
          </table:table-cell>
          <table:table-cell table:formula="of:=RANK([.A14];[.A$2:.A$22];1)-1+COUNTIF([.$A$2:.A14];[.A14])-1" office:value-type="float" office:value="18" calcext:value-type="float">
            <text:p>18</text:p>
          </table:table-cell>
          <table:table-cell table:formula="of:=COMBIN([.$F$2];[.B14])/[.$G$2]" office:value-type="float" office:value="0.000181198120117188" calcext:value-type="float">
            <text:p>0.000181198120117</text:p>
          </table:table-cell>
          <table:table-cell table:formula="of:=[.C14]*[.A14]" office:value-type="float" office:value="0.0137284524241384" calcext:value-type="float">
            <text:p>0.013728452424138</text:p>
          </table:table-cell>
          <table:table-cell table:number-columns-repeated="1020"/>
        </table:table-row>
        <table:table-row table:style-name="ro1">
          <table:table-cell table:formula="of:=(RAND()+RAND())*50" office:value-type="float" office:value="66.7633570219844" calcext:value-type="float">
            <text:p>66.7633570219844</text:p>
          </table:table-cell>
          <table:table-cell table:formula="of:=RANK([.A15];[.A$2:.A$22];1)-1+COUNTIF([.$A$2:.A15];[.A15])-1" office:value-type="float" office:value="17" calcext:value-type="float">
            <text:p>17</text:p>
          </table:table-cell>
          <table:table-cell table:formula="of:=COMBIN([.$F$2];[.B15])/[.$G$2]" office:value-type="float" office:value="0.00108718872070313" calcext:value-type="float">
            <text:p>0.001087188720703</text:p>
          </table:table-cell>
          <table:table-cell table:formula="of:=[.C15]*[.A15]" office:value-type="float" office:value="0.0725843687105772" calcext:value-type="float">
            <text:p>0.072584368710577</text:p>
          </table:table-cell>
          <table:table-cell table:number-columns-repeated="1020"/>
        </table:table-row>
        <table:table-row table:style-name="ro1">
          <table:table-cell table:formula="of:=(RAND()+RAND())*50" office:value-type="float" office:value="81.11112869169" calcext:value-type="float">
            <text:p>81.11112869169</text:p>
          </table:table-cell>
          <table:table-cell table:formula="of:=RANK([.A16];[.A$2:.A$22];1)-1+COUNTIF([.$A$2:.A16];[.A16])-1" office:value-type="float" office:value="19" calcext:value-type="float">
            <text:p>19</text:p>
          </table:table-cell>
          <table:table-cell table:formula="of:=COMBIN([.$F$2];[.B16])/[.$G$2]" office:value-type="float" office:value="0.000019073486328125" calcext:value-type="float">
            <text:p>1.9073486328125E-05</text:p>
          </table:table-cell>
          <table:table-cell table:formula="of:=[.C16]*[.A16]" office:value-type="float" office:value="0.00154707200415974" calcext:value-type="float">
            <text:p>0.00154707200416</text:p>
          </table:table-cell>
          <table:table-cell table:number-columns-repeated="1020"/>
        </table:table-row>
        <table:table-row table:style-name="ro1">
          <table:table-cell table:formula="of:=(RAND()+RAND())*50" office:value-type="float" office:value="52.5484671036576" calcext:value-type="float">
            <text:p>52.5484671036576</text:p>
          </table:table-cell>
          <table:table-cell table:formula="of:=RANK([.A17];[.A$2:.A$22];1)-1+COUNTIF([.$A$2:.A17];[.A17])-1" office:value-type="float" office:value="13" calcext:value-type="float">
            <text:p>13</text:p>
          </table:table-cell>
          <table:table-cell table:formula="of:=COMBIN([.$F$2];[.B17])/[.$G$2]" office:value-type="float" office:value="0.0739288330078125" calcext:value-type="float">
            <text:p>0.073928833007813</text:p>
          </table:table-cell>
          <table:table-cell table:formula="of:=[.C17]*[.A17]" office:value-type="float" office:value="3.88484684932283" calcext:value-type="float">
            <text:p>3.88484684932283</text:p>
          </table:table-cell>
          <table:table-cell table:number-columns-repeated="1020"/>
        </table:table-row>
        <table:table-row table:style-name="ro1">
          <table:table-cell table:formula="of:=(RAND()+RAND())*50" office:value-type="float" office:value="56.9109474210363" calcext:value-type="float">
            <text:p>56.9109474210363</text:p>
          </table:table-cell>
          <table:table-cell table:formula="of:=RANK([.A18];[.A$2:.A$22];1)-1+COUNTIF([.$A$2:.A18];[.A18])-1" office:value-type="float" office:value="15" calcext:value-type="float">
            <text:p>15</text:p>
          </table:table-cell>
          <table:table-cell table:formula="of:=COMBIN([.$F$2];[.B18])/[.$G$2]" office:value-type="float" office:value="0.0147857666015625" calcext:value-type="float">
            <text:p>0.014785766601563</text:p>
          </table:table-cell>
          <table:table-cell table:formula="of:=[.C18]*[.A18]" office:value-type="float" office:value="0.841471985641238" calcext:value-type="float">
            <text:p>0.841471985641238</text:p>
          </table:table-cell>
          <table:table-cell table:number-columns-repeated="1020"/>
        </table:table-row>
        <table:table-row table:style-name="ro1">
          <table:table-cell table:formula="of:=(RAND()+RAND())*50" office:value-type="float" office:value="24.6338061268107" calcext:value-type="float">
            <text:p>24.6338061268107</text:p>
          </table:table-cell>
          <table:table-cell table:formula="of:=RANK([.A19];[.A$2:.A$22];1)-1+COUNTIF([.$A$2:.A19];[.A19])-1" office:value-type="float" office:value="2" calcext:value-type="float">
            <text:p>2</text:p>
          </table:table-cell>
          <table:table-cell table:formula="of:=COMBIN([.$F$2];[.B19])/[.$G$2]" office:value-type="float" office:value="0.000181198120117188" calcext:value-type="float">
            <text:p>0.000181198120117</text:p>
          </table:table-cell>
          <table:table-cell table:formula="of:=[.C19]*[.A19]" office:value-type="float" office:value="0.00446359936150935" calcext:value-type="float">
            <text:p>0.004463599361509</text:p>
          </table:table-cell>
          <table:table-cell table:number-columns-repeated="1020"/>
        </table:table-row>
        <table:table-row table:style-name="ro1">
          <table:table-cell table:formula="of:=(RAND()+RAND())*50" office:value-type="float" office:value="9.33794687657982" calcext:value-type="float">
            <text:p>9.33794687657982</text:p>
          </table:table-cell>
          <table:table-cell table:formula="of:=RANK([.A20];[.A$2:.A$22];1)-1+COUNTIF([.$A$2:.A20];[.A20])-1" office:value-type="float" office:value="0" calcext:value-type="float">
            <text:p>0</text:p>
          </table:table-cell>
          <table:table-cell table:formula="of:=COMBIN([.$F$2];[.B20])/[.$G$2]" office:value-type="float" office:value="0.00000095367431640625" calcext:value-type="float">
            <text:p>9.5367431640625E-07</text:p>
          </table:table-cell>
          <table:table-cell table:formula="of:=[.C20]*[.A20]" office:value-type="float" office:value="0.00000890536010416014" calcext:value-type="float">
            <text:p>8.90536010416014E-06</text:p>
          </table:table-cell>
          <table:table-cell table:number-columns-repeated="1020"/>
        </table:table-row>
        <table:table-row table:style-name="ro1">
          <table:table-cell table:formula="of:=(RAND()+RAND())*50" office:value-type="float" office:value="47.0927734009712" calcext:value-type="float">
            <text:p>47.0927734009712</text:p>
          </table:table-cell>
          <table:table-cell table:formula="of:=RANK([.A21];[.A$2:.A$22];1)-1+COUNTIF([.$A$2:.A21];[.A21])-1" office:value-type="float" office:value="9" calcext:value-type="float">
            <text:p>9</text:p>
          </table:table-cell>
          <table:table-cell table:formula="of:=COMBIN([.$F$2];[.B21])/[.$G$2]" office:value-type="float" office:value="0.160179138183594" calcext:value-type="float">
            <text:p>0.160179138183594</text:p>
          </table:table-cell>
          <table:table-cell table:formula="of:=[.C21]*[.A21]" office:value-type="float" office:value="7.54327985804284" calcext:value-type="float">
            <text:p>7.54327985804284</text:p>
          </table:table-cell>
          <table:table-cell table:number-columns-repeated="1020"/>
        </table:table-row>
        <table:table-row table:style-name="ro1">
          <table:table-cell table:formula="of:=(RAND()+RAND())*50" office:value-type="float" office:value="47.2458942215629" calcext:value-type="float">
            <text:p>47.2458942215629</text:p>
          </table:table-cell>
          <table:table-cell table:formula="of:=RANK([.A22];[.A$2:.A$22];1)-1+COUNTIF([.$A$2:.A22];[.A22])-1" office:value-type="float" office:value="10" calcext:value-type="float">
            <text:p>10</text:p>
          </table:table-cell>
          <table:table-cell table:formula="of:=COMBIN([.$F$2];[.B22])/[.$G$2]" office:value-type="float" office:value="0.176197052001953" calcext:value-type="float">
            <text:p>0.176197052001953</text:p>
          </table:table-cell>
          <table:table-cell table:formula="of:=[.C22]*[.A22]" office:value-type="float" office:value="8.32458728103549" calcext:value-type="float">
            <text:p>8.32458728103549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 table:number-columns-repeated="1020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D2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9">00/00/0000</text:date>, <text:time style:data-style-name="N2" text:time-value="23:15:06.6218070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Frederick Gabriana</meta:initial-creator>
    <meta:creation-date>2022-10-08T20:32:12.783653292</meta:creation-date>
    <dc:date>2022-10-09T23:17:59.183537948</dc:date>
    <dc:creator>Frederick Gabriana</dc:creator>
    <meta:editing-duration>PT1H31M22S</meta:editing-duration>
    <meta:editing-cycles>78</meta:editing-cycles>
    <meta:generator>LibreOffice/6.4.7.2$Linux_X86_64 LibreOffice_project/40$Build-2</meta:generator>
    <meta:document-statistic meta:table-count="1" meta:cell-count="98" meta:object-count="0"/>
  </office:meta>
</office:document-meta>
</file>